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00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output</text:p>
          </table:table-cell>
          <table:table-cell office:value-type="string">
            <text:p>sameple</text:p>
          </table:table-cell>
          <table:table-cell/>
        </table:table-row>
        <table:table-row table:style-name="ro2">
          <table:table-cell office:value-type="string">
            <text:p><text:s/>#ADD</text:p>
          </table:table-cell>
          <table:table-cell office:value-type="string">
            <text:p><text:s text:c="4"/>#ADD</text:p>
          </table:table-cell>
          <table:table-cell office:value-type="string">
            <text:p>operation</text:p>
          </table:table-cell>
        </table:table-row>
        <table:table-row table:style-name="ro2">
          <table:table-cell table:number-columns-repeated="2" office:value-type="string">
            <text:p><text:s text:c="4"/>#</text:p>
          </table:table-cell>
          <table:table-cell office:value-type="string">
            <text:p>customer id</text:p>
          </table:table-cell>
        </table:table-row>
        <table:table-row table:style-name="ro2">
          <table:table-cell office:value-type="string">
            <text:p><text:s text:c="4"/>#</text:p>
          </table:table-cell>
          <table:table-cell office:value-type="string">
            <text:p><text:s text:c="4"/>#Royal Mail</text:p>
          </table:table-cell>
          <table:table-cell office:value-type="string">
            <text:p>business</text:p>
          </table:table-cell>
        </table:table-row>
        <table:table-row table:style-name="ro2">
          <table:table-cell table:number-columns-repeated="2" office:value-type="string">
            <text:p><text:s text:c="4"/>#</text:p>
          </table:table-cell>
          <table:table-cell office:value-type="string">
            <text:p>spare</text:p>
          </table:table-cell>
        </table:table-row>
        <table:table-row table:style-name="ro2">
          <table:table-cell office:value-type="string">
            <text:p><text:s text:c="4"/>#Raymond S Brown</text:p>
          </table:table-cell>
          <table:table-cell office:value-type="string">
            <text:p><text:s text:c="4"/>#Mr. John Roberts</text:p>
          </table:table-cell>
          <table:table-cell office:value-type="string">
            <text:p>consignee</text:p>
          </table:table-cell>
        </table:table-row>
        <table:table-row table:style-name="ro2">
          <table:table-cell office:value-type="string">
            <text:p><text:s text:c="4"/>#16 Brook Road</text:p>
          </table:table-cell>
          <table:table-cell office:value-type="string">
            <text:p><text:s text:c="4"/>#Rowland Hill House</text:p>
          </table:table-cell>
          <table:table-cell office:value-type="string">
            <text:p>add1</text:p>
          </table:table-cell>
        </table:table-row>
        <table:table-row table:style-name="ro1">
          <table:table-cell office:value-type="string">
            <text:p><text:s text:c="4"/>#</text:p>
          </table:table-cell>
          <table:table-cell office:value-type="string">
            <text:p><text:s text:c="4"/>#Boythorpe Road</text:p>
          </table:table-cell>
          <table:table-cell office:value-type="string">
            <text:p>add2</text:p>
          </table:table-cell>
        </table:table-row>
        <table:table-row table:style-name="ro1">
          <table:table-cell office:value-type="string">
            <text:p><text:s text:c="4"/>#Loughton</text:p>
          </table:table-cell>
          <table:table-cell office:value-type="string">
            <text:p><text:s text:c="4"/>#</text:p>
          </table:table-cell>
          <table:table-cell office:value-type="string">
            <text:p>add3</text:p>
          </table:table-cell>
        </table:table-row>
        <table:table-row table:style-name="ro1">
          <table:table-cell office:value-type="string">
            <text:p><text:s text:c="4"/>#IG10 1BW</text:p>
          </table:table-cell>
          <table:table-cell office:value-type="string">
            <text:p><text:s text:c="4"/>#CHESTERFIELD</text:p>
          </table:table-cell>
          <table:table-cell office:value-type="string">
            <text:p>tonw</text:p>
          </table:table-cell>
        </table:table-row>
        <table:table-row table:style-name="ro2">
          <table:table-cell office:value-type="string">
            <text:p><text:s text:c="4"/>#UK</text:p>
          </table:table-cell>
          <table:table-cell office:value-type="string">
            <text:p><text:s text:c="4"/>#S49 1HQ</text:p>
          </table:table-cell>
          <table:table-cell office:value-type="string">
            <text:p>postcode</text:p>
          </table:table-cell>
        </table:table-row>
        <table:table-row table:style-name="ro2">
          <table:table-cell office:value-type="string">
            <text:p><text:s text:c="4"/>#CRL01</text:p>
          </table:table-cell>
          <table:table-cell office:value-type="string">
            <text:p><text:s text:c="4"/>#UK</text:p>
          </table:table-cell>
          <table:table-cell office:value-type="string">
            <text:p>county</text:p>
          </table:table-cell>
        </table:table-row>
        <table:table-row table:style-name="ro2">
          <table:table-cell office:value-type="string">
            <text:p><text:s text:c="4"/>#</text:p>
          </table:table-cell>
          <table:table-cell office:value-type="string">
            <text:p><text:s text:c="4"/>#STL01</text:p>
          </table:table-cell>
          <table:table-cell office:value-type="string">
            <text:p>service</text:p>
          </table:table-cell>
        </table:table-row>
        <table:table-row table:style-name="ro2">
          <table:table-cell office:value-type="string">
            <text:p><text:s text:c="4"/>#1500</text:p>
          </table:table-cell>
          <table:table-cell office:value-type="string">
            <text:p><text:s text:c="4"/>#</text:p>
          </table:table-cell>
          <table:table-cell office:value-type="string">
            <text:p>account</text:p>
          </table:table-cell>
        </table:table-row>
        <table:table-row table:style-name="ro2">
          <table:table-cell office:value-type="string">
            <text:p><text:s text:c="4"/>#204-2316602-5781908</text:p>
          </table:table-cell>
          <table:table-cell office:value-type="string">
            <text:p><text:s text:c="4"/>#125</text:p>
          </table:table-cell>
          <table:table-cell office:value-type="string">
            <text:p>weight</text:p>
          </table:table-cell>
        </table:table-row>
        <table:table-row table:style-name="ro2">
          <table:table-cell office:value-type="string">
            <text:p><text:s text:c="4"/>#</text:p>
          </table:table-cell>
          <table:table-cell office:value-type="string">
            <text:p><text:s text:c="4"/>#AXY24381</text:p>
          </table:table-cell>
          <table:table-cell office:value-type="string">
            <text:p>ref</text:p>
          </table:table-cell>
        </table:table-row>
        <table:table-row table:style-name="ro1">
          <table:table-cell office:value-type="string">
            <text:p><text:s text:c="4"/>#</text:p>
          </table:table-cell>
          <table:table-cell office:value-type="string">
            <text:p><text:s text:c="4"/>#11</text:p>
          </table:table-cell>
          <table:table-cell office:value-type="string">
            <text:p>enchancement</text:p>
          </table:table-cell>
        </table:table-row>
        <table:table-row table:style-name="ro2">
          <table:table-cell office:value-type="string">
            <text:p><text:s text:c="4"/>#P</text:p>
          </table:table-cell>
          <table:table-cell office:value-type="string">
            <text:p><text:s text:c="4"/>#</text:p>
          </table:table-cell>
          <table:table-cell office:value-type="string">
            <text:p>class</text:p>
          </table:table-cell>
        </table:table-row>
        <table:table-row table:style-name="ro2">
          <table:table-cell office:value-type="string">
            <text:p><text:s text:c="4"/>#Y</text:p>
          </table:table-cell>
          <table:table-cell office:value-type="string">
            <text:p><text:s text:c="4"/>#P</text:p>
          </table:table-cell>
          <table:table-cell office:value-type="string">
            <text:p>format</text:p>
          </table:table-cell>
        </table:table-row>
        <table:table-row table:style-name="ro2">
          <table:table-cell table:number-columns-repeated="2"/>
          <table:table-cell office:value-type="string">
            <text:p>sat delivery</text:p>
          </table:table-cell>
        </table:table-row>
        <table:table-row table:style-name="ro1">
          <table:table-cell table:number-columns-repeated="2"/>
          <table:table-cell office:value-type="string">
            <text:p>safeplace</text:p>
          </table:table-cell>
        </table:table-row>
        <table:table-row table:style-name="ro2">
          <table:table-cell table:number-columns-repeated="2"/>
          <table:table-cell office:value-type="string">
            <text:p>remote print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CP.Admin </meta:initial-creator>
    <meta:creation-date>2012-11-24T14:29:37</meta:creation-date>
    <dc:date>2012-11-24T16:14:20</dc:date>
    <dc:creator>DCP.Admin </dc:creator>
    <meta:editing-duration>PT1H29M33S</meta:editing-duration>
    <meta:editing-cycles>1</meta:editing-cycles>
    <meta:document-statistic meta:table-count="3" meta:cell-count="59" meta:object-count="0"/>
    <meta:generator>LibreOffice/3.5$Linux_X86_64 LibreOffice_project/350m1$Build-2</meta:generator>
  </office:meta>
</office:document-meta>
</file>